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 recebido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string" calcext:value-type="string">
            <text:p>gean</text:p>
          </table:table-cell>
          <table:table-cell office:value-type="string" calcext:value-type="string">
            <text:p>chinelo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ênis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2-03" calcext:value-type="date">
            <text:p>03/02/202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sapatenis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boti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dair</text:p>
          </table:table-cell>
          <table:table-cell office:value-type="string" calcext:value-type="string">
            <text:p>chinelo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06" calcext:value-type="date">
            <text:p>06/03/202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4-07" calcext:value-type="date">
            <text:p>07/04/2020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4-08" calcext:value-type="date">
            <text:p>08/04/2020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boti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date" office:date-value="2020-05-09" calcext:value-type="date">
            <text:p>09/05/2020</text:p>
          </table:table-cell>
          <table:table-cell table:style-name="ce6" office:value-type="string" calcext:value-type="string">
            <text:p>gilmar</text:p>
          </table:table-cell>
          <table:table-cell table:style-name="ce6" office:value-type="string" calcext:value-type="string">
            <text:p>sapatanis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10" calcext:value-type="date">
            <text:p>10/05/2020</text:p>
          </table:table-cell>
          <table:table-cell office:value-type="string" calcext:value-type="string">
            <text:p>simara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20-06-11" calcext:value-type="date">
            <text:p>11/06/2020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botin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2" calcext:value-type="date">
            <text:p>12/06/2020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hinelo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date" office:date-value="2020-07-13" calcext:value-type="date">
            <text:p>13/07/2020</text:p>
          </table:table-cell>
          <table:table-cell table:style-name="ce6" office:value-type="string" calcext:value-type="string">
            <text:p>wellington</text:p>
          </table:table-cell>
          <table:table-cell table:style-name="ce6" office:value-type="string" calcext:value-type="string">
            <text:p>tênis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7-14" calcext:value-type="date">
            <text:p>14/07/2020</text:p>
          </table:table-cell>
          <table:table-cell office:value-type="string" calcext:value-type="string">
            <text:p>dorival</text:p>
          </table:table-cell>
          <table:table-cell office:value-type="string" calcext:value-type="string">
            <text:p>chinelo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8-15" calcext:value-type="date">
            <text:p>15/08/2020</text:p>
          </table:table-cell>
          <table:table-cell office:value-type="string" calcext:value-type="string">
            <text:p>caio</text:p>
          </table:table-cell>
          <table:table-cell office:value-type="string" calcext:value-type="string">
            <text:p>tênis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8-16" calcext:value-type="date">
            <text:p>16/08/2020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sapatenis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date" office:date-value="2020-09-18" calcext:value-type="date">
            <text:p>18/09/2020</text:p>
          </table:table-cell>
          <table:table-cell table:style-name="ce6" office:value-type="string" calcext:value-type="string">
            <text:p>isabel</text:p>
          </table:table-cell>
          <table:table-cell table:style-name="ce6" office:value-type="string" calcext:value-type="string">
            <text:p>botin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jaqueline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tênis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11-21" calcext:value-type="date">
            <text:p>21/11/2020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boti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1-22" calcext:value-type="date">
            <text:p>22/11/202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andália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2-23" calcext:value-type="date">
            <text:p>23/12/2020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chinelo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12-24" calcext:value-type="date">
            <text:p>24/12/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sapatenis</text:p>
          </table:table-cell>
          <table:table-cell table:number-columns-repeated="2"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3:31:23.6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07:29:25.301000000</meta:creation-date>
    <dc:date>2022-06-16T13:32:06.482000000</dc:date>
    <meta:editing-duration>PT19M46S</meta:editing-duration>
    <meta:editing-cycles>6</meta:editing-cycles>
    <meta:generator>LibreOffice/7.3.2.2$Windows_X86_64 LibreOffice_project/49f2b1bff42cfccbd8f788c8dc32c1c309559be0</meta:generator>
    <meta:document-statistic meta:table-count="1" meta:cell-count="125" meta:object-count="0"/>
  </office:meta>
</office:document-meta>
</file>